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384cm" draw:shadow="visible" draw:shadow-color="#b2b2b2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82cm" draw:shadow-offset-y="0.282cm" draw:shadow-color="#b2b2b2"/>
    </style:style>
    <style:style style:name="gr4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color="#b2b2b2"/>
    </style:style>
    <style:style style:name="gr5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gr6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7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8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3.7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4pt"/>
    </style:style>
    <style:style style:name="P3" style:family="paragraph">
      <loext:graphic-properties draw:fill="none"/>
      <style:paragraph-properties fo:text-align="center"/>
      <style:text-properties style:font-name="Open Sans"/>
    </style:style>
    <style:style style:name="P4" style:family="paragraph">
      <loext:graphic-properties draw:fill-color="#00c081"/>
      <style:paragraph-properties fo:text-align="center"/>
      <style:text-properties style:font-name="Open Sans" fo:font-size="14pt"/>
    </style:style>
    <style:style style:name="P5" style:family="paragraph">
      <loext:graphic-properties draw:fill-color="#02a49c"/>
      <style:paragraph-properties fo:text-align="center"/>
      <style:text-properties style:font-name="Open Sans" fo:font-size="14pt"/>
    </style:style>
    <style:style style:name="P6" style:family="paragraph">
      <style:paragraph-properties fo:text-align="center"/>
      <style:text-properties fo:font-weight="normal"/>
    </style:style>
    <style:style style:name="P7" style:family="paragraph">
      <loext:graphic-properties draw:fill-color="#02a49c"/>
      <style:paragraph-properties fo:text-align="center"/>
      <style:text-properties style:font-name="Open Sans" fo:font-size="14pt" fo:font-weight="normal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2cm" svg:x="0cm" svg:y="0cm">
          <text:p text:style-name="P1"><text:span text:style-name="T1">SLE 10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cm" svg:height="1.2cm" svg:x="4.5cm" svg:y="0cm">
          <text:p text:style-name="P1"><text:span text:style-name="T1">SLE 10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3cm" svg:y1="0.6cm" svg:x2="4.5cm" svg:y2="0.6cm" draw:start-shape="id1" draw:start-glue-point="1" draw:end-shape="id2" draw:end-glue-point="3" svg:d="M3000 600h1500" svg:viewBox="0 0 1501 1">
          <text:p/>
        </draw:connector>
        <draw:custom-shape draw:style-name="gr1" draw:text-style-name="P2" xml:id="id3" draw:id="id3" draw:layer="layout" svg:width="3cm" svg:height="1.2cm" svg:x="9cm" svg:y="0cm">
          <text:p text:style-name="P1"><text:span text:style-name="T1">SLE 10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.2cm" svg:x="4.5cm" svg:y="2.1cm">
          <text:p text:style-name="P1"><text:span text:style-name="T1">SLE 11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3cm" svg:height="1.2cm" svg:x="9cm" svg:y="2.1cm">
          <text:p text:style-name="P1"><text:span text:style-name="T1">SLE 11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1.2cm" svg:x="13.5cm" svg:y="0cm">
          <text:p text:style-name="P1"><text:span text:style-name="T1">SLE 10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0.6cm" svg:x2="9cm" svg:y2="0.6cm" draw:start-shape="id2" draw:start-glue-point="1" draw:end-shape="id3" draw:end-glue-point="3" svg:d="M7500 600h1500" svg:viewBox="0 0 1501 1">
          <text:p/>
        </draw:connector>
        <draw:connector draw:style-name="gr2" draw:text-style-name="P3" draw:layer="layout" draw:type="curve" svg:x1="12cm" svg:y1="0.6cm" svg:x2="13.5cm" svg:y2="0.6cm" draw:start-shape="id3" draw:start-glue-point="1" draw:end-shape="id4" draw:end-glue-point="3" svg:d="M12000 600h1500" svg:viewBox="0 0 1501 1">
          <text:p/>
        </draw:connector>
        <draw:connector draw:style-name="gr2" draw:text-style-name="P3" xml:id="id8" draw:id="id8" draw:layer="layout" draw:type="curve" svg:x1="16.5cm" svg:y1="0.6cm" svg:x2="16.5cm" svg:y2="0.6cm" draw:start-shape="id4" draw:start-glue-point="1" draw:end-shape="id4" draw:end-glue-point="1" svg:d="M16500 600z" svg:viewBox="0 0 1 1">
          <text:p/>
        </draw:connector>
        <draw:custom-shape draw:style-name="gr4" draw:text-style-name="P4" xml:id="id7" draw:id="id7" draw:layer="layout" svg:width="3cm" svg:height="1.2cm" svg:x="13.5cm" svg:y="2.1cm">
          <text:p text:style-name="P1"><text:span text:style-name="T1">SLE 11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cm" svg:height="1.2cm" svg:x="18cm" svg:y="0cm">
          <text:p text:style-name="P1"><text:span text:style-name="T1">SLE 10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2.7cm" svg:x2="9cm" svg:y2="2.7cm" draw:start-shape="id5" draw:start-glue-point="1" draw:end-shape="id6" draw:end-glue-point="3" svg:d="M7500 2700h1500" svg:viewBox="0 0 1501 1">
          <text:p/>
        </draw:connector>
        <draw:connector draw:style-name="gr2" draw:text-style-name="P3" draw:layer="layout" draw:type="curve" svg:x1="12cm" svg:y1="2.7cm" svg:x2="13.5cm" svg:y2="2.7cm" draw:start-shape="id6" draw:start-glue-point="1" draw:end-shape="id7" draw:end-glue-point="3" svg:d="M12000 2700h1500" svg:viewBox="0 0 1501 1">
          <text:p/>
        </draw:connector>
        <draw:connector draw:style-name="gr2" draw:text-style-name="P3" draw:layer="layout" draw:type="curve" svg:x1="16.5cm" svg:y1="0.6cm" svg:x2="18cm" svg:y2="0.6cm" draw:start-shape="id8" draw:start-glue-point="0" draw:end-shape="id9" draw:end-glue-point="3" svg:d="M16500 600h1500" svg:viewBox="0 0 1501 1">
          <text:p/>
        </draw:connector>
        <draw:custom-shape draw:style-name="gr4" draw:text-style-name="P4" xml:id="id10" draw:id="id10" draw:layer="layout" svg:width="3cm" svg:height="1.2cm" svg:x="18.114cm" svg:y="2.1cm">
          <text:p text:style-name="P1"><text:span text:style-name="T1">SLE 11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3cm" svg:height="1.2cm" svg:x="22.6cm" svg:y="0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3cm" svg:height="1.2cm" svg:x="22.5cm" svg:y="4.4cm">
          <text:p text:style-name="P1"><text:span text:style-name="T1">SLE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5" draw:id="id15" draw:layer="layout" svg:width="3cm" svg:height="1.2cm" svg:x="18.11cm" svg:y="4.4cm">
          <text:p text:style-name="P1"><text:span text:style-name="T1">SLE 12 G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2" draw:id="id12" draw:layer="layout" svg:width="3cm" svg:height="1.2cm" svg:x="22.5cm" svg:y="2.1cm">
          <text:p text:style-name="P6"><text:span text:style-name="T2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5cm" svg:y1="2.7cm" svg:x2="18.114cm" svg:y2="2.7cm" draw:start-shape="id7" draw:start-glue-point="1" draw:end-shape="id10" draw:end-glue-point="3" svg:d="M16500 2700h1614" svg:viewBox="0 0 1615 1">
          <text:p/>
        </draw:connector>
        <draw:connector draw:style-name="gr2" draw:text-style-name="P3" draw:layer="layout" draw:type="curve" svg:x1="21cm" svg:y1="0.6cm" svg:x2="22.6cm" svg:y2="0.6cm" draw:start-shape="id9" draw:start-glue-point="1" draw:end-shape="id11" draw:end-glue-point="3" svg:d="M21000 600h1600" svg:viewBox="0 0 1601 1">
          <text:p/>
        </draw:connector>
        <draw:connector draw:style-name="gr2" draw:text-style-name="P3" draw:layer="layout" draw:type="curve" svg:x1="21.114cm" svg:y1="2.7cm" svg:x2="22.5cm" svg:y2="2.7cm" draw:start-shape="id10" draw:start-glue-point="1" draw:end-shape="id12" draw:end-glue-point="3" svg:d="M21114 2700h1386" svg:viewBox="0 0 1387 1">
          <text:p/>
        </draw:connector>
        <draw:custom-shape draw:style-name="gr7" draw:text-style-name="P9" xml:id="id13" draw:id="id13" draw:layer="layout" svg:width="3cm" svg:height="1.2cm" svg:x="28.7cm" svg:y="3.3cm">
          <text:p text:style-name="P8"><text:span text:style-name="T3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0" draw:layer="layout" draw:type="curve" svg:x1="25.6cm" svg:y1="0.6cm" svg:x2="28.7cm" svg:y2="3.9cm" draw:start-shape="id11" draw:start-glue-point="1" draw:end-shape="id13" draw:end-glue-point="3" svg:d="M25600 600c2476 0 927 3300 3100 3300" svg:viewBox="0 0 3101 3301">
          <text:p/>
        </draw:connector>
        <draw:connector draw:style-name="gr2" draw:text-style-name="P10" draw:layer="layout" draw:type="curve" svg:x1="25.5cm" svg:y1="2.7cm" svg:x2="28.7cm" svg:y2="3.9cm" draw:start-shape="id12" draw:start-glue-point="1" draw:end-shape="id13" draw:end-glue-point="3" svg:d="M25500 2700c2560 0 961 1200 3200 1200" svg:viewBox="0 0 3201 1201">
          <text:p/>
        </draw:connector>
        <draw:connector draw:style-name="gr2" draw:text-style-name="P10" draw:layer="layout" draw:type="curve" svg:x1="25.5cm" svg:y1="5cm" svg:x2="28.7cm" svg:y2="3.9cm" draw:start-shape="id14" draw:start-glue-point="1" draw:end-shape="id13" svg:d="M25500 5000c2551 0 952-1100 3200-1100" svg:viewBox="0 0 3201 1101">
          <text:p/>
        </draw:connector>
        <draw:connector draw:style-name="gr2" draw:text-style-name="P10" draw:layer="layout" draw:type="curve" svg:x1="21.11cm" svg:y1="5cm" svg:x2="22.5cm" svg:y2="5cm" draw:start-shape="id15" draw:start-glue-point="1" draw:end-shape="id14" draw:end-glue-point="3" svg:d="M21110 5000h1390" svg:viewBox="0 0 1391 1">
          <text:p/>
        </draw:connector>
        <draw:custom-shape draw:style-name="gr8" draw:text-style-name="P5" xml:id="id16" draw:id="id16" draw:layer="layout" svg:width="4.4cm" svg:height="1.2cm" svg:x="21.1cm" svg:y="6.6cm">
          <text:p text:style-name="P1"><text:span text:style-name="T1">SLE 12 all LTS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0" draw:layer="layout" draw:type="curve" svg:x1="25.5cm" svg:y1="7.2cm" svg:x2="28.7cm" svg:y2="3.9cm" draw:start-shape="id16" draw:start-glue-point="1" draw:end-shape="id13" draw:end-glue-point="3" svg:d="M25500 7200c2551 0 952-3300 3200-3300" svg:viewBox="0 0 320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7-04-10T16:41:09.450336745</dc:date>
    <meta:editing-duration>PT2H6M57S</meta:editing-duration>
    <meta:editing-cycles>17</meta:editing-cycles>
    <meta:generator>LibreOffice/5.2.5.1$Linux_X86_64 LibreOffice_project/20m0$Build-1</meta:generator>
    <meta:document-statistic meta:object-count="30"/>
  </office:meta>
</office:document-meta>
</file>